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4cm"/>
    </style:style>
    <style:style style:name="co2" style:family="table-column">
      <style:table-column-properties fo:break-before="auto" style:column-width="2.6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5.634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718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ta1" style:family="table" style:master-page-name="PageStyle_5f_MECAPRO_20_-_20_A">
      <style:table-properties table:display="true" style:writing-mode="lr-tb"/>
    </style:style>
    <style:style style:name="ta2" style:family="table" style:master-page-name="PageStyle_5f_MECAPRO_20_-_20_B">
      <style:table-properties table:display="true" style:writing-mode="lr-tb"/>
    </style:style>
    <style:style style:name="ta3" style:family="table" style:master-page-name="PageStyle_5f_MECAPRO_20_-_20_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20">
      <style:table-cell-properties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2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2">
      <style:table-cell-properties style:rotation-align="none"/>
    </style:style>
    <style:style style:name="ce7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APRO - 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table:style-name="ce1" office:value-type="string" calcext:value-type="string" table:number-columns-spanned="7" table:number-rows-spanned="1">
            <text:p>CREATION DE L'ENTREPRISE MECAPRO</text:p>
          </table:table-cell>
          <table:covered-table-cell table:number-columns-repeated="6" table:style-name="ce1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BILAN D'OUVERTURE DE L'ENTREPRISE MECAPRO A COMPLETER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LAN</text:p>
          </table:table-cell>
          <table:covered-table-cell table:number-columns-repeated="5" table:style-name="ce5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CTIF 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PASSIF</text:p>
          </table:table-cell>
          <table:covered-table-cell table:number-columns-repeated="2" table:style-name="ce6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ACTIF IMMOBILIS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CAPITAUX PROPRES</text:p>
          </table:table-cell>
          <table:covered-table-cell table:number-columns-repeated="2" table:style-name="ce7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Immobilisations incorporelles</text:p>
          </table:table-cell>
          <table:covered-table-cell table:style-name="ce7"/>
          <table:table-cell table:style-name="ce8" office:value-type="float" office:value="100" calcext:value-type="float">
            <text:p>100</text:p>
          </table:table-cell>
          <table:table-cell table:style-name="ce7" office:value-type="string" calcext:value-type="string" table:number-columns-spanned="2" table:number-rows-spanned="3">
            <text:p>Capital</text:p>
          </table:table-cell>
          <table:covered-table-cell table:style-name="ce12"/>
          <table:table-cell table:style-name="ce8" office:value-type="float" office:value="800" calcext:value-type="float">
            <text:p>8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Immobilisations corporelles</text:p>
          </table:table-cell>
          <table:covered-table-cell table:style-name="ce7"/>
          <table:table-cell table:style-name="ce8" office:value-type="float" office:value="750" calcext:value-type="float">
            <text:p>750</text:p>
          </table:table-cell>
          <table:covered-table-cell table:style-name="ce9"/>
          <table:covered-table-cell table:style-name="ce13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Immobilisations financières</text:p>
          </table:table-cell>
          <table:covered-table-cell table:style-name="ce7"/>
          <table:table-cell table:style-name="ce8"/>
          <table:covered-table-cell table:style-name="ce10"/>
          <table:covered-table-cell table:style-name="ce14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I</text:p>
          </table:table-cell>
          <table:covered-table-cell table:style-name="ce11"/>
          <table:table-cell table:style-name="ce8" table:formula="of:=[.D6]+[.D7]+[.D8]" office:value-type="float" office:value="850" calcext:value-type="float">
            <text:p>850</text:p>
          </table:table-cell>
          <table:table-cell table:style-name="ce11" office:value-type="string" calcext:value-type="string" table:number-columns-spanned="2" table:number-rows-spanned="1">
            <text:p>TOTAL I</text:p>
          </table:table-cell>
          <table:covered-table-cell table:style-name="ce11"/>
          <table:table-cell table:style-name="ce8" table:formula="of:=[.G6]+[.G7]+[.G8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1">
          <table:table-cell/>
          <table:table-cell table:style-name="ce7" table:number-columns-spanned="6" table:number-rows-spanned="1"/>
          <table:covered-table-cell table:number-columns-repeated="5" table:style-name="ce7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CTIF CIRCULANT</text:p>
          </table:table-cell>
          <table:covered-table-cell table:style-name="ce7"/>
          <table:table-cell table:style-name="ce8"/>
          <table:table-cell table:style-name="ce7" office:value-type="string" calcext:value-type="string" table:number-columns-spanned="2" table:number-rows-spanned="1">
            <text:p>DETTES</text:p>
          </table:table-cell>
          <table:covered-table-cell table:style-name="ce7"/>
          <table:table-cell table:style-name="ce8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Stocks</text:p>
          </table:table-cell>
          <table:covered-table-cell table:style-name="ce7"/>
          <table:table-cell table:style-name="ce8" office:value-type="float" office:value="50" calcext:value-type="float">
            <text:p>50</text:p>
          </table:table-cell>
          <table:table-cell table:style-name="ce81" office:value-type="string" calcext:value-type="string" table:number-columns-spanned="2" table:number-rows-spanned="1">
            <text:p>Emprunts Etab Crédit</text:p>
          </table:table-cell>
          <table:covered-table-cell table:style-name="ce81"/>
          <table:table-cell table:style-name="ce8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Disponibilités</text:p>
          </table:table-cell>
          <table:covered-table-cell table:style-name="ce7"/>
          <table:table-cell table:style-name="ce8" office:value-type="float" office:value="350" calcext:value-type="float">
            <text:p>350</text:p>
          </table:table-cell>
          <table:table-cell table:style-name="ce81" office:value-type="string" calcext:value-type="string" table:number-columns-spanned="2" table:number-rows-spanned="1">
            <text:p>Emprunt &amp; dettes fin divers</text:p>
          </table:table-cell>
          <table:covered-table-cell table:style-name="ce81"/>
          <table:table-cell table:style-name="ce8"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II</text:p>
          </table:table-cell>
          <table:covered-table-cell table:style-name="ce11"/>
          <table:table-cell table:style-name="ce8" table:formula="of:=[.D12]+[.D13]" office:value-type="float" office:value="400" calcext:value-type="float">
            <text:p>400</text:p>
          </table:table-cell>
          <table:table-cell table:style-name="ce11" office:value-type="string" calcext:value-type="string" table:number-columns-spanned="2" table:number-rows-spanned="1">
            <text:p>TOTAL II</text:p>
          </table:table-cell>
          <table:covered-table-cell table:style-name="ce11"/>
          <table:table-cell table:style-name="ce8" table:formula="of:=[.G12]+[.G13]"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/>
          <table:table-cell table:style-name="ce7" table:number-columns-spanned="6" table:number-rows-spanned="1"/>
          <table:covered-table-cell table:number-columns-repeated="5" table:style-name="ce7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GENERAL</text:p>
          </table:table-cell>
          <table:covered-table-cell table:style-name="ce11"/>
          <table:table-cell table:style-name="ce8" table:formula="of:=[.D9]+[.D14]" office:value-type="float" office:value="1250" calcext:value-type="float">
            <text:p>1250</text:p>
          </table:table-cell>
          <table:table-cell table:style-name="ce11" office:value-type="string" calcext:value-type="string" table:number-columns-spanned="2" table:number-rows-spanned="1">
            <text:p>TOTAL GENERAL</text:p>
          </table:table-cell>
          <table:covered-table-cell table:style-name="ce11"/>
          <table:table-cell table:style-name="ce8" table:formula="of:=[.G9]+[.G14]" office:value-type="float" office:value="1250" calcext:value-type="float">
            <text:p>125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ECAPRO - B" table:style-name="ta2">
        <office:forms form:automatic-focus="false" form:apply-design-mode="false"/>
        <table:table-column table:style-name="co4" table:default-cell-style-name="ce19"/>
        <table:table-column table:style-name="co5" table:default-cell-style-name="ce29"/>
        <table:table-column table:style-name="co5" table:default-cell-style-name="ce36"/>
        <table:table-column table:style-name="co4" table:default-cell-style-name="ce19"/>
        <table:table-column table:style-name="co6" table:default-cell-style-name="ce29"/>
        <table:table-column table:style-name="co6" table:default-cell-style-name="ce36"/>
        <table:table-column table:style-name="co7" table:number-columns-repeated="16378" table:default-cell-style-name="Default"/>
        <table:table-row table:style-name="ro4">
          <table:table-cell table:style-name="ce16" office:value-type="string" calcext:value-type="string" table:number-columns-spanned="6" table:number-rows-spanned="1">
            <text:p>BILAN ET COMPTE DE RESULTAT PROVISOIRE Entreprise MECAPRO</text:p>
          </table:table-cell>
          <table:covered-table-cell table:number-columns-repeated="4" table:style-name="ce25"/>
          <table:covered-table-cell table:style-name="ce41"/>
          <table:table-cell table:number-columns-repeated="16"/>
          <table:table-cell table:style-name="ce36"/>
          <table:table-cell table:number-columns-repeated="16361"/>
        </table:table-row>
        <table:table-row table:style-name="ro4">
          <table:table-cell table:style-name="ce17" office:value-type="string" calcext:value-type="string" table:number-columns-spanned="3" table:number-rows-spanned="1">
            <text:p>ACTIF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4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mmobilisations incorporelles</text:p>
          </table:table-cell>
          <table:table-cell table:style-name="ce28" table:formula="of:=[$'MECAPRO - A'.D6]"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28" table:formula="of:=[$'MECAPRO - A'.G9]" office:value-type="float" office:value="1000" calcext:value-type="float">
            <text:p>1000</text:p>
          </table:table-cell>
          <table:table-cell table:formula="of:=[.E4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mmobilisations corporelles</text:p>
          </table:table-cell>
          <table:table-cell table:style-name="ce28" office:value-type="float" office:value="750" calcext:value-type="float">
            <text:p>750</text:p>
          </table:table-cell>
          <table:table-cell/>
          <table:table-cell office:value-type="string" calcext:value-type="string">
            <text:p>Résultat</text:p>
          </table:table-cell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formula="of:=[.B5]+[.B6]+[.B7]" office:value-type="float" office:value="1080" calcext:value-type="float">
            <text:p>108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Immobilisation financière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formula="of:=[.B8]+[.B9]" office:value-type="float" office:value="52" calcext:value-type="float">
            <text:p>52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4]+[.C7]+[.C9]" office:value-type="float" office:value="1232" calcext:value-type="float">
            <text:p>1232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F4]+[.F5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16378"/>
        </table:table-row>
        <table:table-row table:style-name="ro4">
          <table:table-cell office:value-type="string" calcext:value-type="string">
            <text:p>Stocks</text:p>
          </table:table-cell>
          <table:table-cell table:style-name="ce28" table:formula="of:=[$'MECAPRO - A'.D12]" office:value-type="float" office:value="50" calcext:value-type="float">
            <text:p>50</text:p>
          </table:table-cell>
          <table:table-cell/>
          <table:table-cell office:value-type="string" calcext:value-type="string">
            <text:p>Emprunts établissements credit</text:p>
          </table:table-cell>
          <table:table-cell table:style-name="ce28" table:formula="of:=[$'MECAPRO - A'.G12]" office:value-type="float" office:value="50" calcext:value-type="float">
            <text:p>50</text:p>
          </table:table-cell>
          <table:table-cell table:number-columns-repeated="4"/>
          <table:table-cell table:style-name="ce43"/>
          <table:table-cell table:number-columns-repeated="16374"/>
        </table:table-row>
        <table:table-row table:style-name="ro4">
          <table:table-cell table:number-columns-repeated="4"/>
          <table:table-cell office:value-type="float" office:value="-50.5" calcext:value-type="float">
            <text:p>-50.5</text:p>
          </table:table-cell>
          <table:table-cell table:formula="of:=[.E12]+[.E13]" office:value-type="float" office:value="-0.5" calcext:value-type="float">
            <text:p>-0.5</text:p>
          </table:table-cell>
          <table:table-cell table:number-columns-repeated="16378"/>
        </table:table-row>
        <table:table-row table:style-name="ro4">
          <table:table-cell table:number-columns-repeated="2"/>
          <table:table-cell table:formula="of:=[.B12]+[.B13]+[.B14]" office:value-type="float" office:value="50" calcext:value-type="float">
            <text:p>5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Clients et comptes rattachés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Emprunts et dettes fin. Divers</text:p>
          </table:table-cell>
          <table:table-cell table:style-name="ce28" table:formula="of:=[$'MECAPRO - A'.G13]" office:value-type="float" office:value="200" calcext:value-type="float">
            <text:p>200</text:p>
          </table:table-cell>
          <table:table-cell table:formula="of:=[.E15]" office:value-type="float" office:value="200" calcext:value-type="float">
            <text:p>20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150" calcext:value-type="float">
            <text:p>-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200" calcext:value-type="float">
            <text:p>-200</text:p>
          </table:table-cell>
          <table:table-cell table:formula="of:=[.B15]+[.B16]+[.B17]" office:value-type="float" office:value="200" calcext:value-type="float">
            <text:p>20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Disponibilités</text:p>
          </table:table-cell>
          <table:table-cell table:style-name="ce28" table:formula="of:=[$'MECAPRO - A'.D13]" office:value-type="float" office:value="350" calcext:value-type="float">
            <text:p>350</text:p>
          </table:table-cell>
          <table:table-cell/>
          <table:table-cell office:value-type="string" calcext:value-type="string">
            <text:p>Fournisseurs et cptes rattachés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200" calcext:value-type="float">
            <text:p>-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table:formula="of:=[.E18]+[.E19]+[.E20]+[.E21]" office:value-type="float" office:value="181" calcext:value-type="float">
            <text:p>181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50.5" calcext:value-type="float">
            <text:p>-50.5</text:p>
          </table:table-cell>
          <table:table-cell/>
          <table:table-cell office:value-type="string" calcext:value-type="string">
            <text:p>Dettes fiscales et sociales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E22]+[.E23]+[.E24]" office:value-type="float" office:value="180" calcext:value-type="float">
            <text:p>18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80" calcext:value-type="float">
            <text:p>-8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3" calcext:value-type="float">
            <text:p>-3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20" calcext:value-type="float">
            <text:p>-2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 table:number-columns-repeated="4"/>
          <table:table-cell table:style-name="ce33"/>
          <table:table-cell table:number-columns-repeated="16379"/>
        </table:table-row>
        <table:table-row table:style-name="ro4">
          <table:table-cell table:number-columns-repeated="2"/>
          <table:table-cell table:formula="of:=[.B18]+[.B19]+[.B20]+[.B21]+[.B22]+[.B23]+[.B24]+[.B25]+[.B26]+[.B27]+[.B28]+[.B29]+[.B30]+[.B31]+[.B32]" office:value-type="float" office:value="266.5" calcext:value-type="float">
            <text:p>266.5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14]+[.C17]+[.C32]" office:value-type="float" office:value="516.5" calcext:value-type="float">
            <text:p>516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13]+[.F15]+[.F21]+[.F24]" office:value-type="float" office:value="560.5" calcext:value-type="float">
            <text:p>560.5</text:p>
          </table:table-cell>
          <table:table-cell table:number-columns-repeated="16378"/>
        </table:table-row>
        <table:table-row table:style-name="ro4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10]+[.C33]" office:value-type="float" office:value="1748.5" calcext:value-type="float">
            <text:p>1748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10]+[.F33]" office:value-type="float" office:value="1560.5" calcext:value-type="float">
            <text:p>1560.5</text:p>
          </table:table-cell>
          <table:table-cell table:number-columns-repeated="16378"/>
        </table:table-row>
        <table:table-row table:style-name="ro4">
          <table:table-cell table:style-name="ce22" table:number-columns-spanned="6" table:number-rows-spanned="1"/>
          <table:covered-table-cell table:number-columns-repeated="4" table:style-name="ce32"/>
          <table:covered-table-cell table:style-name="ce42"/>
          <table:table-cell table:number-columns-repeated="16378"/>
        </table:table-row>
        <table:table-row table:style-name="ro4">
          <table:table-cell table:style-name="ce17" office:value-type="string" calcext:value-type="string" table:number-columns-spanned="3" table:number-rows-spanned="1">
            <text:p>CHARGES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chat de Matières Premières</text:p>
          </table:table-cell>
          <table:table-cell office:value-type="float" office:value="100" calcext:value-type="float">
            <text:p>100</text:p>
          </table:table-cell>
          <table:table-cell table:formula="of:=[.B38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office:value-type="float" office:value="550" calcext:value-type="float">
            <text:p>550</text:p>
          </table:table-cell>
          <table:table-cell table:formula="of:=[.E38]" office:value-type="float" office:value="550" calcext:value-type="float">
            <text:p>55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Variation de stocks de M1ères</text:p>
          </table:table-cell>
          <table:table-cell table:number-columns-repeated="2"/>
          <table:table-cell office:value-type="string" calcext:value-type="string">
            <text:p>Production stockée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39" table:formula="of:=[.B39]+[.B40]" office:value-type="float" office:value="0" calcext:value-type="float">
            <text:p>0</text:p>
          </table:table-cell>
          <table:table-cell table:number-columns-repeated="2"/>
          <table:table-cell table:formula="of:=[.E39]+[.E40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utres achats et charges ex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duction immobilisée</text:p>
          </table:table-cell>
          <table:table-cell/>
          <table:table-cell table:formula="of:=[.E41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formula="of:=[.B41]+[.B42]+[.B43]+[.B44]" office:value-type="float" office:value="24" calcext:value-type="float">
            <text:p>24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Impôts taxes et versts assimilés</text:p>
          </table:table-cell>
          <table:table-cell office:value-type="float" office:value="1" calcext:value-type="float">
            <text:p>1</text:p>
          </table:table-cell>
          <table:table-cell table:formula="of:=[.B45]" office:value-type="float" office:value="1" calcext:value-type="float">
            <text:p>1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alaires et traitements</text:p>
          </table:table-cell>
          <table:table-cell office:value-type="float" office:value="200" calcext:value-type="float">
            <text:p>200</text:p>
          </table:table-cell>
          <table:table-cell table:formula="of:=[.B46]" office:value-type="float" office:value="200" calcext:value-type="float">
            <text:p>200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harges sociales</text:p>
          </table:table-cell>
          <table:table-cell office:value-type="float" office:value="80" calcext:value-type="float">
            <text:p>80</text:p>
          </table:table-cell>
          <table:table-cell table:formula="of:=[.B47]" office:value-type="float" office:value="80" calcext:value-type="float">
            <text:p>80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utres charges</text:p>
          </table:table-cell>
          <table:table-cell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number-columns-repeated="16381"/>
        </table:table-row>
        <table:table-row table:style-name="ro4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38]+[.C40]+[.C44]+[.C45]+[.C46]+[.C47]+[.C48]" office:value-type="float" office:value="407" calcext:value-type="float">
            <text:p>407</text:p>
          </table:table-cell>
          <table:table-cell table:style-name="ce20" office:value-type="string" calcext:value-type="string">
            <text:p>TOTAL 1</text:p>
          </table:table-cell>
          <table:table-cell table:style-name="ce40"/>
          <table:table-cell table:style-name="ce37" table:formula="of:=[.F38]+[.F40]+[.F41]" office:value-type="float" office:value="550" calcext:value-type="float">
            <text:p>550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40"/>
          <table:table-cell table:style-name="ce37"/>
          <table:table-cell table:number-columns-repeated="16378"/>
        </table:table-row>
        <table:table-row table:style-name="ro4">
          <table:table-cell office:value-type="string" calcext:value-type="string">
            <text:p>Intérêts et charges assimilé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res intérêts et pdts assimilé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number-columns-repeated="2"/>
          <table:table-cell table:formula="of:=[.B51]+[.B52]" office:value-type="float" office:value="4" calcext:value-type="float">
            <text:p>4</text:p>
          </table:table-cell>
          <table:table-cell/>
          <table:table-cell table:style-name="ce33"/>
          <table:table-cell table:formula="of:=[.E51]" office:value-type="float" office:value="2" calcext:value-type="float">
            <text:p>2</text:p>
          </table:table-cell>
          <table:table-cell table:number-columns-repeated="16378"/>
        </table:table-row>
        <table:table-row table:style-name="ro4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52]" office:value-type="float" office:value="4" calcext:value-type="float">
            <text:p>4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52]" office:value-type="float" office:value="2" calcext:value-type="float">
            <text:p>2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EXCEPTIONNELLES</text:p>
          </table:table-cell>
          <table:table-cell table:style-name="ce30" office:value-type="float" office:value="3" calcext:value-type="float">
            <text:p>3</text:p>
          </table:table-cell>
          <table:table-cell table:style-name="ce37" table:formula="of:=[.B54]" office:value-type="float" office:value="3" calcext:value-type="float">
            <text:p>3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 office:value-type="float" office:value="50" calcext:value-type="float">
            <text:p>50</text:p>
          </table:table-cell>
          <table:table-cell table:style-name="ce37" table:formula="of:=[.E54]" office:value-type="float" office:value="50" calcext:value-type="float">
            <text:p>50</text:p>
          </table:table-cell>
          <table:table-cell table:number-columns-repeated="16378"/>
        </table:table-row>
        <table:table-row table:style-name="ro4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C54]" office:value-type="float" office:value="3" calcext:value-type="float">
            <text:p>3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F54]" office:value-type="float" office:value="50" calcext:value-type="float">
            <text:p>50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37" table:formula="of:=[.C49]+[.C53]+[.C55]" office:value-type="float" office:value="414" calcext:value-type="float">
            <text:p>414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F49]+[.F53]+[.F55]" office:value-type="float" office:value="602" calcext:value-type="float">
            <text:p>602</text:p>
          </table:table-cell>
          <table:table-cell table:number-columns-repeated="16378"/>
        </table:table-row>
        <table:table-row table:style-name="ro4">
          <table:table-cell table:style-name="ce24"/>
          <table:table-cell table:style-name="ce33"/>
          <table:table-cell table:style-name="Default"/>
          <table:table-cell/>
          <table:table-cell table:style-name="ce33"/>
          <table:table-cell table:number-columns-repeated="16379"/>
        </table:table-row>
        <table:table-row table:style-name="ro4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56]+[.C57]" office:value-type="float" office:value="414" calcext:value-type="float">
            <text:p>414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56]+[.F57]" office:value-type="float" office:value="602" calcext:value-type="float">
            <text:p>602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Default" table:formula="of:=[.C34]+[.C58]" office:value-type="float" office:value="2162.5" calcext:value-type="float">
            <text:p>2162.5</text:p>
          </table:table-cell>
          <table:table-cell table:style-name="Default" table:number-columns-repeated="2"/>
          <table:table-cell table:style-name="Default" table:formula="of:=[.F58]+[.F34]" office:value-type="float" office:value="2162.5" calcext:value-type="float">
            <text:p>2162.5</text:p>
          </table:table-cell>
          <table:table-cell table:number-columns-repeated="16378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ce21" office:value-type="string" calcext:value-type="string">
            <text:p>Produit – Charges</text:p>
          </table:table-cell>
          <table:table-cell table:style-name="Default" table:formula="of:=[.F58] - [.C58]" office:value-type="float" office:value="188" calcext:value-type="float">
            <text:p>188</text:p>
          </table:table-cell>
          <table:table-cell table:style-name="Default" table:number-columns-repeated="4"/>
          <table:table-cell table:number-columns-repeated="16378"/>
        </table:table-row>
        <table:table-row table:style-name="ro5" table:number-rows-repeated="9">
          <table:table-cell table:style-name="Default" table:number-columns-repeated="6"/>
          <table:table-cell table:number-columns-repeated="16378"/>
        </table:table-row>
        <table:table-row table:style-name="ro6">
          <table:table-cell table:style-name="ce16" office:value-type="string" calcext:value-type="string" table:number-columns-spanned="6" table:number-rows-spanned="1">
            <text:p>BILAN ET COMPTE DE RESULTAT PROVISOIRE Entreprise MECAPRO</text:p>
          </table:table-cell>
          <table:covered-table-cell table:number-columns-repeated="4" table:style-name="ce25"/>
          <table:covered-table-cell table:style-name="ce41"/>
          <table:table-cell table:number-columns-repeated="16378"/>
        </table:table-row>
        <table:table-row table:style-name="ro2">
          <table:table-cell table:style-name="ce17" office:value-type="string" calcext:value-type="string" table:number-columns-spanned="3" table:number-rows-spanned="1">
            <text:p>ACTIF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2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obilisations incorporelles</text:p>
          </table:table-cell>
          <table:table-cell table:style-name="ce28" office:value-type="float" office:value="100" calcext:value-type="float">
            <text:p>100</text:p>
          </table:table-cell>
          <table:table-cell table:formula="of:=[.B77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28" office:value-type="float" office:value="1000" calcext:value-type="float">
            <text:p>1000</text:p>
          </table:table-cell>
          <table:table-cell table:formula="of:=[.E77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obilisations corporelles</text:p>
          </table:table-cell>
          <table:table-cell table:style-name="ce28" office:value-type="float" office:value="750" calcext:value-type="float">
            <text:p>750</text:p>
          </table:table-cell>
          <table:table-cell/>
          <table:table-cell office:value-type="string" calcext:value-type="string">
            <text:p>Résultat</text:p>
          </table:table-cell>
          <table:table-cell table:style-name="ce33"/>
          <table:table-cell table:number-columns-repeated="16379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2">
          <table:table-cell table:number-columns-repeated="2"/>
          <table:table-cell table:formula="of:=[.B78]+[.B79]+[.B80]" office:value-type="float" office:value="900" calcext:value-type="float">
            <text:p>900</text:p>
          </table:table-cell>
          <table:table-cell/>
          <table:table-cell table:style-name="ce33"/>
          <table:table-cell table:number-columns-repeated="16379"/>
        </table:table-row>
        <table:table-row table:style-name="ro2">
          <table:table-cell office:value-type="string" calcext:value-type="string">
            <text:p>Immobilisation financières</text:p>
          </table:table-cell>
          <table:table-cell table:number-columns-repeated="3"/>
          <table:table-cell table:style-name="ce33"/>
          <table:table-cell table:number-columns-repeated="16379"/>
        </table:table-row>
        <table:table-row table:style-name="ro2">
          <table:table-cell table:number-columns-repeated="2"/>
          <table:table-cell table:formula="of:=[.B81]+[.B82]" office:value-type="float" office:value="0" calcext:value-type="float">
            <text:p>0</text:p>
          </table:table-cell>
          <table:table-cell/>
          <table:table-cell table:style-name="ce33"/>
          <table:table-cell table:number-columns-repeated="16379"/>
        </table:table-row>
        <table:table-row table:style-name="ro2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77]+[.C80]+[.C82]" office:value-type="float" office:value="1000" calcext:value-type="float">
            <text:p>100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F77]+[.F78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2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16378"/>
        </table:table-row>
        <table:table-row table:style-name="ro2">
          <table:table-cell office:value-type="string" calcext:value-type="string">
            <text:p>Stocks</text:p>
          </table:table-cell>
          <table:table-cell table:style-name="ce28" office:value-type="float" office:value="50" calcext:value-type="float">
            <text:p>50</text:p>
          </table:table-cell>
          <table:table-cell/>
          <table:table-cell office:value-type="string" calcext:value-type="string">
            <text:p>Emprunts établissements credit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float" office:value="-50.5" calcext:value-type="float">
            <text:p>-50.5</text:p>
          </table:table-cell>
          <table:table-cell table:formula="of:=[.E85]+[.E86]" office:value-type="float" office:value="-0.5" calcext:value-type="float">
            <text:p>-0.5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[.B85]+[.B86]+[.B87]" office:value-type="float" office:value="50" calcext:value-type="float">
            <text:p>50</text:p>
          </table:table-cell>
          <table:table-cell/>
          <table:table-cell table:style-name="ce33"/>
          <table:table-cell table:number-columns-repeated="16379"/>
        </table:table-row>
        <table:table-row table:style-name="ro2">
          <table:table-cell office:value-type="string" calcext:value-type="string">
            <text:p>Clients et comptes rattachés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Emprunts et dettes fin. Divers</text:p>
          </table:table-cell>
          <table:table-cell table:style-name="ce28" office:value-type="float" office:value="200" calcext:value-type="float">
            <text:p>200</text:p>
          </table:table-cell>
          <table:table-cell table:formula="of:=[.E88]" office:value-type="float" office:value="200" calcext:value-type="float">
            <text:p>2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-150" calcext:value-type="float">
            <text:p>-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2">
          <table:table-cell table:number-columns-repeated="2"/>
          <table:table-cell table:formula="of:=[.B88]+[.B89]+[.B90]" office:value-type="float" office:value="400" calcext:value-type="float">
            <text:p>400</text:p>
          </table:table-cell>
          <table:table-cell/>
          <table:table-cell table:style-name="ce33"/>
          <table:table-cell table:number-columns-repeated="16379"/>
        </table:table-row>
        <table:table-row table:style-name="ro2">
          <table:table-cell office:value-type="string" calcext:value-type="string">
            <text:p>Disponibilités</text:p>
          </table:table-cell>
          <table:table-cell table:style-name="ce28" office:value-type="float" office:value="350" calcext:value-type="float">
            <text:p>350</text:p>
          </table:table-cell>
          <table:table-cell/>
          <table:table-cell office:value-type="string" calcext:value-type="string">
            <text:p>Fournisseurs et cptes rattachés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-200" calcext:value-type="float">
            <text:p>-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table:formula="of:=[.E91]+[.E92]+[.E93]+[.E94]" office:value-type="float" office:value="181" calcext:value-type="float">
            <text:p>181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-50.5" calcext:value-type="float">
            <text:p>-50.5</text:p>
          </table:table-cell>
          <table:table-cell/>
          <table:table-cell office:value-type="string" calcext:value-type="string">
            <text:p>Dettes fiscales et sociales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table:number-columns-repeated="5"/>
          <table:table-cell table:formula="of:=[.E95]+[.E96]+[.E97]" office:value-type="float" office:value="80" calcext:value-type="float">
            <text:p>80</text:p>
          </table:table-cell>
          <table:table-cell table:number-columns-repeated="16378"/>
        </table:table-row>
        <table:table-row table:style-name="ro2" table:number-rows-repeated="7">
          <table:table-cell table:number-columns-repeated="4"/>
          <table:table-cell table:style-name="ce33"/>
          <table:table-cell table:number-columns-repeated="16379"/>
        </table:table-row>
        <table:table-row table:style-name="ro2">
          <table:table-cell table:number-columns-repeated="2"/>
          <table:table-cell table:formula="of:=[.B91]+[.B92]+[.B93]+[.B94]+[.B95]+[.B96]+[.B97]+[.B98]+[.B99]+[.B100]+[.B101]+[.B102]+[.B103]+[.B104]+[.B105]" office:value-type="float" office:value="177.5" calcext:value-type="float">
            <text:p>177.5</text:p>
          </table:table-cell>
          <table:table-cell/>
          <table:table-cell table:style-name="ce33"/>
          <table:table-cell table:number-columns-repeated="16379"/>
        </table:table-row>
        <table:table-row table:style-name="ro2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87]+[.C90]+[.C105]" office:value-type="float" office:value="627.5" calcext:value-type="float">
            <text:p>627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86]+[.F88]+[.F94]+[.F97]" office:value-type="float" office:value="460.5" calcext:value-type="float">
            <text:p>460.5</text:p>
          </table:table-cell>
          <table:table-cell table:number-columns-repeated="16378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83]+[.C106]" office:value-type="float" office:value="1627.5" calcext:value-type="float">
            <text:p>1627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83]+[.F106]" office:value-type="float" office:value="1460.5" calcext:value-type="float">
            <text:p>1460.5</text:p>
          </table:table-cell>
          <table:table-cell table:number-columns-repeated="16378"/>
        </table:table-row>
        <table:table-row table:style-name="ro2">
          <table:table-cell table:style-name="ce22" table:number-columns-spanned="6" table:number-rows-spanned="1"/>
          <table:covered-table-cell table:number-columns-repeated="4" table:style-name="ce32"/>
          <table:covered-table-cell table:style-name="ce42"/>
          <table:table-cell table:number-columns-repeated="16378"/>
        </table:table-row>
        <table:table-row table:style-name="ro2">
          <table:table-cell table:style-name="ce17" office:value-type="string" calcext:value-type="string" table:number-columns-spanned="3" table:number-rows-spanned="1">
            <text:p>CHARGES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2">
          <table:table-cell table:style-name="ce23" office:value-type="string" calcext:value-type="string">
            <text:p>CHARGE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hat de Matières Premières</text:p>
          </table:table-cell>
          <table:table-cell office:value-type="float" office:value="100" calcext:value-type="float">
            <text:p>100</text:p>
          </table:table-cell>
          <table:table-cell table:formula="of:=[.B111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office:value-type="float" office:value="550" calcext:value-type="float">
            <text:p>550</text:p>
          </table:table-cell>
          <table:table-cell table:formula="of:=[.E111]" office:value-type="float" office:value="550" calcext:value-type="float">
            <text:p>55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riation de stocks de M1ères</text:p>
          </table:table-cell>
          <table:table-cell table:number-columns-repeated="2"/>
          <table:table-cell office:value-type="string" calcext:value-type="string">
            <text:p>Production stockée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9" table:formula="of:=[.B112]+[.B113]" office:value-type="float" office:value="0" calcext:value-type="float">
            <text:p>0</text:p>
          </table:table-cell>
          <table:table-cell table:number-columns-repeated="2"/>
          <table:table-cell table:formula="of:=[.E112]+[.E113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tres achats et charges ex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duction immobilisée</text:p>
          </table:table-cell>
          <table:table-cell/>
          <table:table-cell table:formula="of:=[.E114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formula="of:=[.B114]+[.B115]+[.B116]+[.B117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ôts taxes et versts assimilés</text:p>
          </table:table-cell>
          <table:table-cell/>
          <table:table-cell table:formula="of:=[.B118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aires et traitements</text:p>
          </table:table-cell>
          <table:table-cell office:value-type="float" office:value="200" calcext:value-type="float">
            <text:p>200</text:p>
          </table:table-cell>
          <table:table-cell table:formula="of:=[.B119]"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harges sociales</text:p>
          </table:table-cell>
          <table:table-cell office:value-type="float" office:value="80" calcext:value-type="float">
            <text:p>80</text:p>
          </table:table-cell>
          <table:table-cell table:formula="of:=[.B120]" office:value-type="float" office:value="80" calcext:value-type="float">
            <text:p>8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tres charges</text:p>
          </table:table-cell>
          <table:table-cell/>
          <table:table-cell table:formula="of:=[.B121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111]+[.C113]+[.C117]+[.C118]+[.C119]+[.C120]+[.C121]" office:value-type="float" office:value="383" calcext:value-type="float">
            <text:p>383</text:p>
          </table:table-cell>
          <table:table-cell table:style-name="ce20" office:value-type="string" calcext:value-type="string">
            <text:p>TOTAL 1</text:p>
          </table:table-cell>
          <table:table-cell table:style-name="ce40"/>
          <table:table-cell table:style-name="ce37" table:formula="of:=[.F111]+[.F113]+[.F114]" office:value-type="float" office:value="550" calcext:value-type="float">
            <text:p>550</text:p>
          </table:table-cell>
          <table:table-cell table:number-columns-repeated="16378"/>
        </table:table-row>
        <table:table-row table:style-name="ro2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40"/>
          <table:table-cell table:style-name="ce37"/>
          <table:table-cell table:number-columns-repeated="16378"/>
        </table:table-row>
        <table:table-row table:style-name="ro2">
          <table:table-cell office:value-type="string" calcext:value-type="string">
            <text:p>Intérêts et charges assimilés</text:p>
          </table:table-cell>
          <table:table-cell table:number-columns-repeated="2"/>
          <table:table-cell office:value-type="string" calcext:value-type="string">
            <text:p>Autres intérêts et pdts assimilés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formula="of:=[.B124]+[.B125]" office:value-type="float" office:value="0" calcext:value-type="float">
            <text:p>0</text:p>
          </table:table-cell>
          <table:table-cell/>
          <table:table-cell table:style-name="ce33"/>
          <table:table-cell table:formula="of:=[.E124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125]" office:value-type="float" office:value="0" calcext:value-type="float">
            <text:p>0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125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37" table:formula="of:=[.B127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E127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C127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F127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37" table:formula="of:=[.C122]+[.C126]+[.C128]" office:value-type="float" office:value="383" calcext:value-type="float">
            <text:p>383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F122]+[.F126]+[.F128]" office:value-type="float" office:value="550" calcext:value-type="float">
            <text:p>550</text:p>
          </table:table-cell>
          <table:table-cell table:number-columns-repeated="16378"/>
        </table:table-row>
        <table:table-row table:style-name="ro2">
          <table:table-cell table:style-name="ce24"/>
          <table:table-cell table:style-name="ce33"/>
          <table:table-cell table:style-name="Default"/>
          <table:table-cell/>
          <table:table-cell table:style-name="ce33"/>
          <table:table-cell table:number-columns-repeated="16379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129]+[.C130]" office:value-type="float" office:value="383" calcext:value-type="float">
            <text:p>383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129]+[.F130]" office:value-type="float" office:value="550" calcext:value-type="float">
            <text:p>550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Default" table:formula="of:=[.C107]+[.C131]" office:value-type="float" office:value="2010.5" calcext:value-type="float">
            <text:p>2010.5</text:p>
          </table:table-cell>
          <table:table-cell table:style-name="Default" table:number-columns-repeated="2"/>
          <table:table-cell table:style-name="Default" table:formula="of:=[.F131]+[.F107]" office:value-type="float" office:value="2010.5" calcext:value-type="float">
            <text:p>2010.5</text:p>
          </table:table-cell>
          <table:table-cell table:number-columns-repeated="16378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ce21" office:value-type="string" calcext:value-type="string">
            <text:p>Produit – Charges</text:p>
          </table:table-cell>
          <table:table-cell table:style-name="Default" table:formula="of:=[.F131] - [.C131]" office:value-type="float" office:value="167" calcext:value-type="float">
            <text:p>167</text:p>
          </table:table-cell>
          <table:table-cell table:style-name="Default" table:number-columns-repeated="4"/>
          <table:table-cell table:number-columns-repeated="16378"/>
        </table:table-row>
      </table:table>
      <table:table table:name="MECAPRO - C" table:style-name="ta3">
        <office:forms form:automatic-focus="false" form:apply-design-mode="false"/>
        <table:table-column table:style-name="co4" table:default-cell-style-name="ce19"/>
        <table:table-column table:style-name="co5" table:default-cell-style-name="ce33"/>
        <table:table-column table:style-name="co5" table:default-cell-style-name="ce57"/>
        <table:table-column table:style-name="co5" table:default-cell-style-name="ce36"/>
        <table:table-column table:style-name="co4" table:default-cell-style-name="ce19"/>
        <table:table-column table:style-name="co6" table:default-cell-style-name="ce33"/>
        <table:table-column table:style-name="co6" table:default-cell-style-name="ce36"/>
        <table:table-column table:style-name="co7" table:number-columns-repeated="16377" table:default-cell-style-name="Default"/>
        <table:table-row table:style-name="ro6">
          <table:table-cell table:style-name="ce44" office:value-type="string" calcext:value-type="string" table:number-columns-spanned="7" table:number-rows-spanned="1">
            <text:p>BILAN ET COMPTE DE RESULTAT Entreprise MECAPRO</text:p>
          </table:table-cell>
          <table:covered-table-cell table:number-columns-repeated="5" table:style-name="ce47"/>
          <table:covered-table-cell table:style-name="ce74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ACTIF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Brut</text:p>
          </table:table-cell>
          <table:table-cell table:style-name="ce54" office:value-type="string" calcext:value-type="string">
            <text:p>Amt/Prov</text:p>
          </table:table-cell>
          <table:table-cell table:style-name="ce35" office:value-type="string" calcext:value-type="string">
            <text:p>Actif Net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incorporelles</text:p>
          </table:table-cell>
          <table:table-cell table:style-name="ce49" table:formula="of:=[$'MECAPRO - B'.C4]" office:value-type="float" office:value="100" calcext:value-type="float">
            <text:p>100</text:p>
          </table:table-cell>
          <table:table-cell table:style-name="ce55"/>
          <table:table-cell table:formula="of:=[.B4]-[.C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49" table:formula="of:=[$'MECAPRO - B'.F4]" office:value-type="float" office:value="1000" calcext:value-type="float">
            <text:p>1000</text:p>
          </table:table-cell>
          <table:table-cell table:formula="of:=[.F4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corporelles</text:p>
          </table:table-cell>
          <table:table-cell table:style-name="ce49" table:formula="of:=[$'MECAPRO - B'.B5]+[$'MECAPRO - B'.B7]" office:value-type="float" office:value="930" calcext:value-type="float">
            <text:p>930</text:p>
          </table:table-cell>
          <table:table-cell table:style-name="ce56"/>
          <table:table-cell table:formula="of:=[.B5]-[.C5]" office:value-type="float" office:value="930" calcext:value-type="float">
            <text:p>930</text:p>
          </table:table-cell>
          <table:table-cell office:value-type="string" calcext:value-type="string">
            <text:p>Résultat</text:p>
          </table:table-cell>
          <table:table-cell table:style-name="ce72"/>
          <table:table-cell table:style-name="ce65" table:formula="of:=[.D47]" office:value-type="float" office:value="141" calcext:value-type="float">
            <text:p>141.00</text:p>
          </table:table-cell>
          <table:table-cell table:number-columns-repeated="16377"/>
        </table:table-row>
        <table:table-row table:style-name="ro2">
          <table:table-cell/>
          <table:table-cell table:formula="of:=[$'MECAPRO - B'.B6]" office:value-type="float" office:value="150" calcext:value-type="float">
            <text:p>150</text:p>
          </table:table-cell>
          <table:table-cell table:style-name="ce56"/>
          <table:table-cell table:formula="of:=[.B6]-[.C6]" office:value-type="float" office:value="150" calcext:value-type="float">
            <text:p>15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66" table:formula="of:=[.G4]+[.G5]" office:value-type="float" office:value="1141" calcext:value-type="float">
            <text:p>1141.0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 table:style-name="ce20"/>
          <table:table-cell table:style-name="ce30"/>
          <table:table-cell table:style-name="ce66"/>
          <table:table-cell table:number-columns-repeated="16377"/>
        </table:table-row>
        <table:table-row table:style-name="ro2">
          <table:table-cell office:value-type="string" calcext:value-type="string">
            <text:p>Immobilisation financières</text:p>
          </table:table-cell>
          <table:table-cell table:formula="of:=[$'MECAPRO - B'.C9]" office:value-type="float" office:value="52" calcext:value-type="float">
            <text:p>52</text:p>
          </table:table-cell>
          <table:table-cell table:style-name="ce56"/>
          <table:table-cell table:formula="of:=[.B8]-[.C8]" office:value-type="float" office:value="52" calcext:value-type="float">
            <text:p>5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B9]-[.C9]" office:value-type="float" office:value="0" calcext:value-type="float">
            <text:p>0</text:p>
          </table:table-cell>
          <table:table-cell office:value-type="string" calcext:value-type="string">
            <text:p>Provisions pr risques et charges</text:p>
          </table:table-cell>
          <table:table-cell table:style-name="ce29"/>
          <table:table-cell table:style-name="ce64"/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1</text:p>
          </table:table-cell>
          <table:table-cell table:style-name="ce30" table:formula="of:=SUM([.B4:.B9])" office:value-type="float" office:value="1232" calcext:value-type="float">
            <text:p>1232</text:p>
          </table:table-cell>
          <table:table-cell table:style-name="ce40" table:formula="of:=SUM([.C4:.C9])" office:value-type="float" office:value="0" calcext:value-type="float">
            <text:p>0</text:p>
          </table:table-cell>
          <table:table-cell table:style-name="ce40" table:formula="of:=SUM([.D4:.D9])" office:value-type="float" office:value="1232" calcext:value-type="float">
            <text:p>1232</text:p>
          </table:table-cell>
          <table:table-cell table:style-name="ce20" office:value-type="string" calcext:value-type="string">
            <text:p>TOTAL 2</text:p>
          </table:table-cell>
          <table:table-cell table:style-name="ce40" table:formula="of:=[.F9]" office:value-type="float" office:value="0" calcext:value-type="float">
            <text:p>0</text:p>
          </table:table-cell>
          <table:table-cell table:style-name="ce75" table:formula="of:=[.F10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58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 office:value-type="string" calcext:value-type="string">
            <text:p>Stocks</text:p>
          </table:table-cell>
          <table:table-cell table:style-name="ce50" office:value-type="float" office:value="50" calcext:value-type="float">
            <text:p>50</text:p>
          </table:table-cell>
          <table:table-cell table:style-name="ce56"/>
          <table:table-cell table:style-name="ce64"/>
          <table:table-cell office:value-type="string" calcext:value-type="string">
            <text:p>Emprunts établissements credit</text:p>
          </table:table-cell>
          <table:table-cell table:style-name="ce49" table:formula="of:=[$'MECAPRO - B'.F13]" office:value-type="float" office:value="-0.5" calcext:value-type="float">
            <text:p>-0.5</text:p>
          </table:table-cell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49"/>
          <table:table-cell table:formula="of:=[$'MECAPRO - B'.F13]" office:value-type="float" office:value="-0.5" calcext:value-type="float">
            <text:p>-0.5</text:p>
          </table:table-cell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/>
          <table:table-cell table:style-name="ce29"/>
          <table:table-cell table:style-name="ce56"/>
          <table:table-cell table:style-name="ce64" table:formula="of:=[.B14]-[.C14]" office:value-type="float" office:value="0" calcext:value-type="float">
            <text:p>0</text:p>
          </table:table-cell>
          <table:table-cell/>
          <table:table-cell table:style-name="ce49"/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 office:value-type="string" calcext:value-type="string">
            <text:p>Clients et comptes rattachés</text:p>
          </table:table-cell>
          <table:table-cell table:formula="of:=[$'MECAPRO - B'.C17]" office:value-type="float" office:value="200" calcext:value-type="float">
            <text:p>200</text:p>
          </table:table-cell>
          <table:table-cell/>
          <table:table-cell table:formula="of:=[.B15]-[.C15]" office:value-type="float" office:value="200" calcext:value-type="float">
            <text:p>200</text:p>
          </table:table-cell>
          <table:table-cell office:value-type="string" calcext:value-type="string">
            <text:p>Emprunts et dettes fin. Divers</text:p>
          </table:table-cell>
          <table:table-cell table:style-name="ce49" table:formula="of:=[$'MECAPRO - B'.F15]" office:value-type="float" office:value="200" calcext:value-type="float">
            <text:p>200</text:p>
          </table:table-cell>
          <table:table-cell table:formula="of:=[.F15]"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Disponibilités</text:p>
          </table:table-cell>
          <table:table-cell table:style-name="ce49" table:formula="of:=[$'MECAPRO - B'.C32]" office:value-type="float" office:value="266.5" calcext:value-type="float">
            <text:p>266.5</text:p>
          </table:table-cell>
          <table:table-cell table:style-name="ce55"/>
          <table:table-cell table:formula="of:=[.B18]" office:value-type="float" office:value="266.5" calcext:value-type="float">
            <text:p>266.5</text:p>
          </table:table-cell>
          <table:table-cell office:value-type="string" calcext:value-type="string">
            <text:p>Fournisseurs et cptes rattachés</text:p>
          </table:table-cell>
          <table:table-cell table:formula="of:=[$'MECAPRO - B'.F21]" office:value-type="float" office:value="181" calcext:value-type="float">
            <text:p>181</text:p>
          </table:table-cell>
          <table:table-cell table:formula="of:=[.F18]" office:value-type="float" office:value="181" calcext:value-type="float">
            <text:p>18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rges constatées d'avance</text:p>
          </table:table-cell>
          <table:table-cell table:style-name="ce51"/>
          <table:table-cell table:style-name="ce56"/>
          <table:table-cell table:style-name="ce65" table:formula="of:=[.B19]" office:value-type="float" office:value="0" calcext:value-type="float">
            <text:p>0.00</text:p>
          </table:table-cell>
          <table:table-cell office:value-type="string" calcext:value-type="string">
            <text:p>Dettes fiscales et sociales</text:p>
          </table:table-cell>
          <table:table-cell table:formula="of:=[$'MECAPRO - B'.F24]" office:value-type="float" office:value="180" calcext:value-type="float">
            <text:p>180</text:p>
          </table:table-cell>
          <table:table-cell table:formula="of:=[.F19]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51"/>
          <table:table-cell table:style-name="ce76" table:formula="of:=[.F20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2</text:p>
          </table:table-cell>
          <table:table-cell table:style-name="ce52" table:formula="of:=[.B12]+[.B13]+[.B15]+[.B18]+[.B19]" office:value-type="float" office:value="516.5" calcext:value-type="float">
            <text:p>516.50</text:p>
          </table:table-cell>
          <table:table-cell table:style-name="ce59" table:formula="of:=[.C12]+[.C13]" office:value-type="float" office:value="0" calcext:value-type="float">
            <text:p>0</text:p>
          </table:table-cell>
          <table:table-cell table:style-name="ce66" table:formula="of:=[.D12]+[.D13]+[.D14]+[.D15]+[.D18]+[.D19]" office:value-type="float" office:value="466.5" calcext:value-type="float">
            <text:p>466.5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66" table:formula="of:=[.G13]+[.G15]+[.G18]+[.G19]+[.G20]" office:value-type="float" office:value="560.5" calcext:value-type="float">
            <text:p>560.50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 table:formula="of:=[.B10]+[.B21]" office:value-type="float" office:value="1748.5" calcext:value-type="float">
            <text:p>1748.5</text:p>
          </table:table-cell>
          <table:table-cell table:style-name="ce60" table:formula="of:=[.C10]+[.C21]" office:value-type="float" office:value="0" calcext:value-type="float">
            <text:p>0</text:p>
          </table:table-cell>
          <table:table-cell table:style-name="ce38" table:formula="of:=[.D10]+[.D21]" office:value-type="float" office:value="1698.5" calcext:value-type="float">
            <text:p>1698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8" table:formula="of:=[.G6]+[.G10]+[.G21]" office:value-type="float" office:value="1701.5" calcext:value-type="float">
            <text:p>1701.50</text:p>
          </table:table-cell>
          <table:table-cell/>
          <table:table-cell table:style-name="ce69"/>
          <table:table-cell table:number-columns-repeated="16375"/>
        </table:table-row>
        <table:table-row table:style-name="ro8">
          <table:table-cell table:style-name="ce45"/>
          <table:table-cell table:style-name="ce53" table:number-columns-repeated="5"/>
          <table:table-cell table:style-name="ce77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CHARGES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D'EXPLOITATION</text:p>
          </table:table-cell>
          <table:table-cell table:style-name="ce27"/>
          <table:table-cell table:style-name="ce61"/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hat de Matières Premières</text:p>
          </table:table-cell>
          <table:table-cell table:formula="of:=[$'MECAPRO - B'.C38]" office:value-type="float" office:value="100" calcext:value-type="float">
            <text:p>100</text:p>
          </table:table-cell>
          <table:table-cell/>
          <table:table-cell table:formula="of:=[.B26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table:formula="of:=[$'MECAPRO - B'.F38]" office:value-type="float" office:value="550" calcext:value-type="float">
            <text:p>550</text:p>
          </table:table-cell>
          <table:table-cell table:formula="of:=[.F26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riation de stocks de M1ères</text:p>
          </table:table-cell>
          <table:table-cell table:style-name="ce29"/>
          <table:table-cell/>
          <table:table-cell table:formula="of:=[.B27]" office:value-type="float" office:value="0" calcext:value-type="float">
            <text:p>0</text:p>
          </table:table-cell>
          <table:table-cell office:value-type="string" calcext:value-type="string">
            <text:p>Production stockée</text:p>
          </table:table-cell>
          <table:table-cell table:style-name="ce29"/>
          <table:table-cell table:formula="of:=[.F27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tres achats et charges ext</text:p>
          </table:table-cell>
          <table:table-cell table:formula="of:=[$'MECAPRO - B'.C44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Production immobilisée</text:p>
          </table:table-cell>
          <table:table-cell table:style-name="ce29"/>
          <table:table-cell table:formula="of:=[.F28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/>
          <table:table-cell table:formula="of:=[.B28]+[.B29]"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tations aux amort et prov</text:p>
          </table:table-cell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/>
          <table:table-cell table:style-name="ce64" table:formula="of:=[.B30]+[.B31]+[.B32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ôts taxes et versts assimilés</text:p>
          </table:table-cell>
          <table:table-cell table:formula="of:=[$'MECAPRO - B'.C45]" office:value-type="float" office:value="1" calcext:value-type="float">
            <text:p>1</text:p>
          </table:table-cell>
          <table:table-cell/>
          <table:table-cell table:formula="of:=[.B33]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aires et traitements</text:p>
          </table:table-cell>
          <table:table-cell table:formula="of:=[$'MECAPRO - B'.C46]" office:value-type="float" office:value="200" calcext:value-type="float">
            <text:p>200</text:p>
          </table:table-cell>
          <table:table-cell/>
          <table:table-cell table:formula="of:=[.B34]" office:value-type="float" office:value="200" calcext:value-type="float">
            <text:p>2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arges sociales</text:p>
          </table:table-cell>
          <table:table-cell table:formula="of:=[$'MECAPRO - B'.C47]" office:value-type="float" office:value="80" calcext:value-type="float">
            <text:p>80</text:p>
          </table:table-cell>
          <table:table-cell/>
          <table:table-cell table:formula="of:=[.B35]" office:value-type="float" office:value="80" calcext:value-type="float">
            <text:p>8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utres charges</text:p>
          </table:table-cell>
          <table:table-cell table:formula="of:=[$'MECAPRO - B'.C48]" office:value-type="float" office:value="2" calcext:value-type="float">
            <text:p>2</text:p>
          </table:table-cell>
          <table:table-cell/>
          <table:table-cell table:formula="of:=[.B36]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/>
          <table:table-cell table:style-name="ce51"/>
          <table:table-cell/>
          <table:table-cell table:style-name="ce137" table:formula="of:=[.B37]" office:value-type="float" office:value="0" calcext:value-type="float">
            <text:p>0.00</text:p>
          </table:table-cell>
          <table:table-cell table:number-columns-repeated="16380"/>
        </table:table-row>
        <table:table-row table:style-name="ro7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58"/>
          <table:table-cell table:style-name="ce37" table:formula="of:=[.D26]+[.D27]+[.D29]+[.D30]+[.D31]+[.D32]+[.D33]+[.D34]+[.D35]+[.D36]+[.D37]" office:value-type="float" office:value="407" calcext:value-type="float">
            <text:p>407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G26]+[.G27]+[.G28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58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office:value-type="string" calcext:value-type="string">
            <text:p>Intérêts et charges assimilés</text:p>
          </table:table-cell>
          <table:table-cell table:formula="of:=[$'MECAPRO - B'.C52]" office:value-type="float" office:value="4" calcext:value-type="float">
            <text:p>4</text:p>
          </table:table-cell>
          <table:table-cell/>
          <table:table-cell table:formula="of:=[.B40]" office:value-type="float" office:value="4" calcext:value-type="float">
            <text:p>4</text:p>
          </table:table-cell>
          <table:table-cell office:value-type="string" calcext:value-type="string">
            <text:p>Autres intérêts et pdts assimilés</text:p>
          </table:table-cell>
          <table:table-cell table:formula="of:=[$'MECAPRO - B'.F52]" office:value-type="float" office:value="2" calcext:value-type="float">
            <text:p>2</text:p>
          </table:table-cell>
          <table:table-cell table:formula="of:=[.F40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tations aux provisions</text:p>
          </table:table-cell>
          <table:table-cell table:style-name="ce29"/>
          <table:table-cell/>
          <table:table-cell table:style-name="ce64" table:formula="of:=[.B41]" office:value-type="float" office:value="0" calcext:value-type="float">
            <text:p>0</text:p>
          </table:table-cell>
          <table:table-cell table:number-columns-repeated="16380"/>
        </table:table-row>
        <table:table-row table:style-name="ro7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58"/>
          <table:table-cell table:style-name="ce37" table:formula="of:=[.D40]+[.D41]" office:value-type="float" office:value="4" calcext:value-type="float">
            <text:p>4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G40]+[.G41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58"/>
          <table:table-cell table:style-name="ce37" table:formula="of:=[.B43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F43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58"/>
          <table:table-cell table:style-name="ce37" table:formula="of:=[.D43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G43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58"/>
          <table:table-cell table:style-name="ce37" table:formula="of:=[.D38]+[.D42]+[.D44]" office:value-type="float" office:value="411" calcext:value-type="float">
            <text:p>411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G38]+[.G42]+[.G44]" office:value-type="float" office:value="552" calcext:value-type="float">
            <text:p>552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Impôts sur les bénéfices</text:p>
          </table:table-cell>
          <table:table-cell table:style-name="ce30"/>
          <table:table-cell table:style-name="ce58"/>
          <table:table-cell table:style-name="ce67" table:formula="of:=[.C52]" office:value-type="float" office:value="0" calcext:value-type="float">
            <text:p>0.00</text:p>
          </table:table-cell>
          <table:table-cell table:style-name="ce23"/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table:style-name="ce24" office:value-type="string" calcext:value-type="string">
            <text:p>Résultat (bénéfice)</text:p>
          </table:table-cell>
          <table:table-cell table:number-columns-repeated="2"/>
          <table:table-cell table:style-name="ce67" table:formula="of:=[.C51]-[.C52]" office:value-type="float" office:value="141" calcext:value-type="float">
            <text:p>141.00</text:p>
          </table:table-cell>
          <table:table-cell office:value-type="string" calcext:value-type="string">
            <text:p>Résultat (perte)</text:p>
          </table:table-cell>
          <table:table-cell table:number-columns-repeated="16379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2"/>
          <table:table-cell table:style-name="ce68" table:formula="of:=[.D45]+[.D46]+[.D47]" office:value-type="float" office:value="552" calcext:value-type="float">
            <text:p>552.00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G45]+[.G47]" office:value-type="float" office:value="552" calcext:value-type="float">
            <text:p>552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69" table:formula="of:=[.D22]+[.D48]" office:value-type="float" office:value="2250.5" calcext:value-type="float">
            <text:p>2250.50</text:p>
          </table:table-cell>
          <table:table-cell table:style-name="Default" table:number-columns-repeated="2"/>
          <table:table-cell table:style-name="Default" table:formula="of:=[.G22]+[.G48]" office:value-type="float" office:value="2253.5" calcext:value-type="float">
            <text:p>2253.5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70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RCAI</text:p>
          </table:table-cell>
          <table:table-cell table:style-name="Default" table:formula="of:=[.G45]-[.D45]" office:value-type="float" office:value="141" calcext:value-type="float">
            <text:p>141</text:p>
          </table:table-cell>
          <table:table-cell table:style-name="ce69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IS</text:p>
          </table:table-cell>
          <table:table-cell table:style-name="Default" table:number-columns-repeated="3"/>
          <table:table-cell table:style-name="ce73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4"/>
          <table:table-cell table:style-name="ce71"/>
          <table:table-cell table:style-name="Default" table:number-columns-repeated="2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.801cm" fo:margin-right="0.8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cm" fo:margin-bottom="0.4cm" fo:margin-left="0.3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08:56:57.743762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CAPRO_20_-_20_A" style:display-name="PageStyle_MECAPRO -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C" style:display-name="PageStyle_MECAPRO - 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B" style:display-name="PageStyle_MECAPRO - B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5-11-01T12:09:12.382049738</dc:date>
    <meta:generator>LibreOffice/24.2.3.2$Linux_X86_64 LibreOffice_project/433d9c2ded56988e8a90e6b2e771ee4e6a5ab2ba</meta:generator>
    <meta:editing-duration>PT39M56S</meta:editing-duration>
    <meta:editing-cycles>4</meta:editing-cycles>
    <meta:document-statistic meta:table-count="3" meta:cell-count="485" meta:object-count="0"/>
    <meta:user-defined meta:name="AppVersion">16.0300</meta:user-defined>
  </office:meta>
</office:document-meta>
</file>